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be0027" draw:stroke="none" fo:margin="1.000000000000000pt" style:wrap="biggest" style:wrap-dynamic-threshold="0.000000000000000pt" svg:fill-rule="evenodd"/>
    </style:style>
    <style:style style:name="gr3" style:family="graphic">
      <style:graphic-properties draw:fill="solid" draw:fill-color="#f3e295" draw:stroke="none" fo:margin="1.000000000000000pt" style:wrap="biggest" style:wrap-dynamic-threshold="0.000000000000000pt" svg:fill-rule="evenodd"/>
    </style:style>
    <style:style style:name="gr4" style:family="graphic">
      <style:graphic-properties draw:fill="solid" draw:fill-color="#b4d7f4" draw:stroke="none" fo:margin="1.000000000000000pt" style:wrap="biggest" style:wrap-dynamic-threshold="0.000000000000000pt" svg:fill-rule="evenodd"/>
    </style:style>
    <style:style style:name="gr5" style:family="graphic">
      <style:graphic-properties draw:fill="solid" draw:fill-color="#239e46" draw:stroke="none" fo:margin="1.000000000000000pt" style:wrap="biggest" style:wrap-dynamic-threshold="0.000000000000000pt" svg:fill-rule="evenodd"/>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686" draw:layer="" svg:width="200.00000000000pt" svg:height="100.00000000000pt"/>
          <draw:path draw:style-name="gr3" draw:id="shape3" draw:name="path687" draw:layer="" svg:width="45.35274534748pt" svg:height="44.56625018473pt" svg:x="26.18809600000pt" svg:y="27.39196800000pt" svg:viewBox="0 0 45 45" svg:d="M20.5242 41.5139C18.8174 41.9863 17.8388 43.3139 17.8639 44.5663L26.2653 44.5324C26.3407 43.1867 25.2363 41.9419 23.5549 41.4517C31.7805 41.2813 38.9265 38.1925 40.225 36.2106C38.9399 35.6515 37.4542 36.5514 36.395 36.3442C38.9097 35.1791 46.4441 30.2904 45.2191 25.0493C44.267 27.9603 41.3825 30.369 40.154 31.0156C42.9684 26.7314 46.8116 22.2709 43.4773 18.8169C43.6457 20.8188 42.2084 23.0219 41.5736 23.1875C43.2062 18.6607 44.7639 12.9771 41.2267 9.23035C41.6912 10.5846 41.5035 14.4048 40.8639 14.5764C40.667 11.4983 40.143 5.0237 36.9093 5.11581C37.9363 6.03237 38.3858 8.53407 38.4086 11.0609C37.6717 9.32987 36.8341 8.02652 35.0429 6.74829C33.5937 3.96221 31.0154 1.65374 28.4366 0C28.726 2.02797 28.9658 3.62792 31.7902 5.73125C30.3175 5.63946 28.8453 2.84083 27.2715 2.76321C26.0195 2.70267 25.0372 3.90038 22.9914 3.21119C23.2179 3.88814 24.1723 4.18797 24.3738 4.68876C23.9356 4.99214 22.8953 4.64142 22.0306 4.18991C23.2202 5.81434 25.0635 6.76955 26.6283 6.44717C28.4893 6.08841 30.4846 6.27809 32.3877 7.36373C31.9016 7.61397 30.0098 7.61236 28.7958 7.46003C29.8993 8.58013 30.6395 9.32246 32.5583 9.31022C34.2722 9.29895 35.1708 8.39366 35.6109 8.95435C36.6858 10.2313 37.4092 11.5075 38.3084 13.0109C36.322 13.2309 36.9209 10.7588 34.7088 9.49443C33.4658 12.0735 36.1383 15.1306 37.9576 16.4015C37.982 18.3399 38.2647 19.9618 39.0848 21.4377C39.6378 22.4783 40.3525 23.5434 40.083 25.8917C38.994 25.0966 37.9296 22.4149 38.3212 20.2861C36.9581 20.6587 36.4252 23.0616 37.0677 24.2712C37.5476 25.192 37.868 26.9542 37.3144 27.7419C36.775 28.4759 36.7185 28.3938 36.7256 29.9689C36.7449 30.9116 36.2196 32.0262 35.3641 32.8033C35.5427 32.1392 35.7464 30.9966 35.5485 30.2823C34.8723 31.4323 33.1758 32.6223 32.6415 33.8587C32.1169 35.0979 31.9839 37.2444 29.445 37.7394C26.1789 38.3893 25.0516 38.9568 22.9499 39.8189C22.7167 38.2186 23.4148 34.8815 24.7496 35.0718C26.0529 35.3044 30.0043 33.707 28.5908 30.3699C28.3116 31.4217 27.3804 32.4481 26.3736 32.4935C27.4613 31.0787 29.4027 29.6137 28.4572 27.243C27.9316 28.2508 27.105 29.4601 25.8515 30.1406C27.1953 27.5591 26.0076 26.7867 24.412 28.9129C23.8093 29.7332 23.4454 31.377 23.0624 33.4645C22.4356 31.7667 22.4771 29.5316 21.7344 27.7169C20.9586 25.7542 22.764 25.236 23.6137 25.3935C25.6941 25.9504 29.171 25.95 28.9128 22.5044C28.0142 23.6699 26.4384 24.03 24.7368 23.6103C26.6479 22.2114 28.1568 19.5798 26.0272 18.2059C25.9562 19.6629 24.8316 21.2963 23.33 22.0487C22.9785 20.8194 22.9785 19.5148 23.2799 18.0846C22.4415 18.9692 21.8292 20.81 21.3421 22.9028C21.3055 20.8342 21.6958 19.3438 21.9853 18.2311C22.4241 16.6056 23.5147 17.6633 25.1842 17.7831C26.7921 17.8745 29.0059 16.9837 28.5828 14.798C28.0337 15.6627 26.9069 15.9993 25.7555 15.9078C27.1417 15.0659 29.5569 13.57 28.2323 11.2689C27.676 12.1404 27.4956 12.8859 25.8853 13.1532C26.307 12.1806 26.3771 10.8055 27.6271 10.2606C25.3973 9.81552 24.1206 11.2825 23.4717 13.58C23.2085 11.9871 22.8953 11.4007 22.8331 10.2354C24.0384 8.89348 24.1647 6.26811 21.5551 5.68101C21.4003 7.03524 21.4462 7.35794 21.743 8.46065C20.5181 7.7312 18.7917 7.32863 17.6423 8.36016C18.421 9.20265 19.6263 9.94434 21.4841 9.02553C21.0453 10.4648 19.9039 10.2184 18.3356 9.66963C19.2941 11.4747 20.504 11.7955 21.8391 11.5875C22.5381 13.435 22.5689 14.8389 20.5261 17.5296C20.6206 15.8576 20.502 14.6118 19.1768 13.2599C18.0412 12.1449 17.1183 13.3075 18.8929 15.7864C17.8163 14.9916 16.5979 13.3784 16.231 11.7656C15.876 13.7581 16.1956 16.1065 17.2959 17.423C16.7755 17.9805 16.1838 17.3638 15.3084 15.9999C15.6395 20.3647 17.4971 21.2069 19.9935 20.234C20.0645 22.6296 20.0645 24.848 20.2064 27.7419C18.7509 25.6428 16.9056 24.077 15.876 23.6857C15.5567 24.8598 16.7636 26.3896 17.438 27.2437C16.4086 27.0302 14.1724 25.3224 14.1724 25.3224C13.9476 27.2676 16.4562 29.0704 18.0769 29.8768C16.1722 29.7937 15.3318 29.0704 14.1015 27.8843C14.1251 33.2809 19.9341 32.3437 21.0228 31.5135C21.1648 34.1704 21.3672 37.2419 21.5091 39.8988C19.8669 39.6115 19.996 39.1165 18.5909 38.9861C14.6909 38.8337 11.5973 34.2928 10.5728 30.9525C10.2789 31.5022 10.5121 32.0775 10.2432 32.7528C9.60999 31.1132 8.80108 28.9957 7.71621 28.0102C7.99249 28.966 8.02172 29.9374 7.92567 31.7238C7.55333 30.5663 7.20703 30.2115 7.18197 28.8527C7.20574 27.8095 8.18588 27.0398 8.13159 25.5726C8.09143 24.5015 7.11675 22.1798 6.97347 20.3824C6.50156 22.2323 6.20536 24.1823 5.48254 25.3275C5.8417 23.352 5.72658 21.9887 6.33418 20.6594C7.03612 19.2598 7.63301 18.0102 7.16558 16.5976C6.71744 17.1432 6.87164 17.6388 5.74569 18.9644C5.50112 17.5229 7.20156 15.2157 8.85183 14.2882C10.0157 13.6733 11.4828 11.4744 10.5271 9.96721C9.43266 10.7553 8.94114 11.8199 7.39496 13.6392C8.49782 9.31731 11.3634 8.18658 14.7941 8.17176C15.5531 8.16854 17.0836 7.89351 17.5131 6.88645C16.5462 7.26068 15.4028 7.30834 14.3854 7.10416C15.1258 6.01433 16.6852 6.15604 18.1383 6.1496C19.278 6.14396 21.0575 5.98921 21.7768 4.36188C20.3863 4.96573 18.2179 5.09133 16.8526 4.66364C19.0239 3.53582 22.4251 3.4144 24.1695 1.93425C22.1812 0.446687 17.2059 2.28078 14.0635 4.44143C14.9418 3.6363 16.3299 2.20799 17.0958 1.05504C15.3771 0.228979 11.0306 5.05623 9.53321 7.92443C8.11103 8.72956 7.54209 9.99168 6.98986 10.8725C7.74769 8.30542 7.828 6.44266 8.46023 4.32871C3.58511 6.01111 5.6115 15.0412 4.55108 17.2014C4.67588 14.8163 4.57482 11.7523 3.59529 10.1723C2.0937 11.3208 1.97252 18.08 3.3823 23.7073C2.87322 22.2013 1.91235 20.7955 1.60407 18.9628C-0.618281 23.0262 2.90685 27.8199 5.85455 31.6065C3.63542 30.4479 1.44127 27.9555 0 25.866C0.397806 33.1386 7.97353 34.6496 9.14964 36.437C7.55333 35.6921 4.50157 34.2181 3.20661 35.7626C5.31473 36.2505 6.99628 36.8144 8.35132 37.7049C10.3174 40.1658 14.0404 41.2421 20.5242 41.5139Z" koffice:nodeTypes="cccccccccccccccccccccccccccccccccccccccccccccccccccccccccccccccccccccccccccccccccccccccccccccccccccccccccccccccccccccccccc"/>
          <draw:path draw:style-name="gr4" draw:id="shape4" draw:name="path684" draw:layer="" svg:width="199.99992000000pt" svg:height="50.00083200346pt" svg:x="0.00000000000pt" svg:y="49.99954400000pt" svg:viewBox="0 0 200 50" svg:d="M0 50.0008L200 49.9382L199.987 0Z" koffice:nodeTypes="cccc"/>
          <draw:path draw:style-name="gr5" draw:id="shape5" draw:name="path685" draw:layer="" svg:width="199.99992000000pt" svg:height="49.99998400000pt" svg:x="0.00000000000pt" svg:y="0.00006400000pt" svg:viewBox="0 0 200 50" svg:d="M0 0L200 0.06264L199.987 50Z" koffice:nodeTypes="c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15:04</dc:date>
    <meta:creation-date>2011-05-22T06:10:12</meta:creation-date>
    <dc:creator>Yue Liu</dc:creator>
  </office:meta>
</office:document-meta>
</file>